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5ba" officeooo:paragraph-rsid="0002a5ba"/>
    </style:style>
    <style:style style:name="P2" style:family="paragraph" style:parent-style-name="Standard">
      <style:text-properties officeooo:rsid="0004a133" officeooo:paragraph-rsid="0004a133"/>
    </style:style>
    <style:style style:name="P3" style:family="paragraph" style:parent-style-name="Standard">
      <style:text-properties officeooo:rsid="000600d4" officeooo:paragraph-rsid="000600d4"/>
    </style:style>
    <style:style style:name="P4" style:family="paragraph" style:parent-style-name="Standard">
      <style:text-properties officeooo:rsid="00073707" officeooo:paragraph-rsid="00073707"/>
    </style:style>
    <style:style style:name="P5" style:family="paragraph" style:parent-style-name="Standard">
      <style:text-properties officeooo:rsid="0007f756" officeooo:paragraph-rsid="0007f756"/>
    </style:style>
    <style:style style:name="P6" style:family="paragraph" style:parent-style-name="Standard">
      <style:text-properties officeooo:rsid="000a54d6" officeooo:paragraph-rsid="000a54d6"/>
    </style:style>
    <style:style style:name="P7" style:family="paragraph" style:parent-style-name="Standard">
      <style:text-properties officeooo:rsid="000b0a8a" officeooo:paragraph-rsid="000b0a8a"/>
    </style:style>
    <style:style style:name="P8" style:family="paragraph" style:parent-style-name="Standard">
      <style:text-properties officeooo:rsid="000b5b47" officeooo:paragraph-rsid="000b5b47"/>
    </style:style>
    <style:style style:name="T1" style:family="text">
      <style:text-properties officeooo:rsid="000600d4"/>
    </style:style>
    <style:style style:name="T2" style:family="text">
      <style:text-properties officeooo:rsid="00073707"/>
    </style:style>
    <style:style style:name="T3" style:family="text">
      <style:text-properties officeooo:rsid="000ad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utes meeting 11 </text:p>
      <text:p text:style-name="P1"/>
      <text:p text:style-name="P1">Meeting opened 9:03am</text:p>
      <text:p text:style-name="P1"/>
      <text:p text:style-name="P1">Minutes from previous meeting be accepted:</text:p>
      <text:p text:style-name="P1"/>
      <text:p text:style-name="P1">Moved: Connor</text:p>
      <text:p text:style-name="P1">Seconded: Oliver</text:p>
      <text:p text:style-name="P1"/>
      <text:p text:style-name="P1">Reports:</text:p>
      <text:p text:style-name="P1">- Ciaran Report on OCR; Working Well.</text:p>
      <text:p text:style-name="P1">- Shashwat Counitnued work on Table detection – stopping work to find issues with image enhancments</text:p>
      <text:p text:style-name="P1">- Oliver – got gui setup well; And having to commit soon with new table detection stuff\</text:p>
      <text:p text:style-name="P1">- William Lodge - ??</text:p>
      <text:p text:style-name="P1">- William Bake – [Fill out here]</text:p>
      <text:p text:style-name="P1">- Connor – finishing up sprint 2 documentation; General work on miscelanous</text:p>
      <text:p text:style-name="P1"/>
      <text:p text:style-name="P1">Move section on Block:</text:p>
      <text:p text:style-name="P1"/>
      <text:p text:style-name="P1">Moved: Connor</text:p>
      <text:p text:style-name="P1">Seconded: Oliver</text:p>
      <text:p text:style-name="P1"/>
      <text:p text:style-name="P1">Discussion:</text:p>
      <text:p text:style-name="P1"/>
      <text:p text:style-name="P1">Git practices:</text:p>
      <text:p text:style-name="P1">- Based on previous Mentor meeting</text:p>
      <text:p text:style-name="P1">- Connor wondering if good to create Pull requests.</text:p>
      <text:p text:style-name="P1">- Suggested Oliver to use branch for GUI stuff</text:p>
      <text:p text:style-name="P1"/>
      <text:p text:style-name="P1">Is Table Detection in final state?</text:p>
      <text:p text:style-name="P1">- William B says no further can be developed; Oliver in Agreement</text:p>
      <text:p text:style-name="P1">- Connor says good to focus on something more important; Such as OCR.</text:p>
      <text:p text:style-name="P1">- OCR improvements going well - Ciaran</text:p>
      <text:p text:style-name="P1"/>
      <text:p text:style-name="P1">Points to discuss with client?</text:p>
      <text:p text:style-name="P1">- Oliver mentioned Documentation for Sprint 2; Oliver clarified information about that and Chris Prefrences to discuss in meeting</text:p>
      <text:p text:style-name="P1">- William Lodge asking if we should do another demo; Connor in agreement would be good to use another demo considering failures that occoured last week.</text:p>
      <text:p text:style-name="P1"/>
      <text:p text:style-name="P2">Move Discussion on Block:</text:p>
      <text:p text:style-name="P2"/>
      <text:p text:style-name="P2">Moved: Connor</text:p>
      <text:p text:style-name="P2">Seconded: Shashwat</text:p>
      <text:p text:style-name="P2"/>
      <text:p text:style-name="P2">To-Do’s:</text:p>
      <text:p text:style-name="P2"/>
      <text:p text:style-name="P2">Sprint 3 Manager:</text:p>
      <text:p text:style-name="P2">- <text:span text:style-name="T1">C</text:span>onnor Asked for volunteers</text:p>
      <text:p text:style-name="P2">- William Lodge volunteered; <text:span text:style-name="T1">Will start as new Manager from next week.</text:span></text:p>
      <text:p text:style-name="P2">- <text:span text:style-name="T1">New Minuted taker asked for; William Bake confirmed happy to keep taking minuutes</text:span></text:p>
      <text:p text:style-name="P3"><text:soft-page-break/>Sprint 3 documentation:</text:p>
      <text:p text:style-name="P3">- Need to get installation guide/installation setup.</text:p>
      <text:p text:style-name="P3">- Submit Git commit logs</text:p>
      <text:p text:style-name="P3">- Need to submit codes on to teams</text:p>
      <text:p text:style-name="P3">- Not immedailty required but something to look into</text:p>
      <text:p text:style-name="P3"/>
      <text:p text:style-name="P3">Assignment of new tasks:</text:p>
      <text:p text:style-name="P3">- Uncertainty about assignment of tasks/what to do for meanwhile</text:p>
      <text:p text:style-name="P3">- Some members have certainty but others aren’t sure about what to do</text:p>
      <text:p text:style-name="P3">- Oliver asked for help integrating OCR stuff with GUI; will commit files to main to allow for collaberation.</text:p>
      <text:p text:style-name="P3">- <text:span text:style-name="T2">Ciaran says good to group up on task</text:span></text:p>
      <text:p text:style-name="P3">- <text:span text:style-name="T2">Wills assigned to table detection integration</text:span></text:p>
      <text:p text:style-name="P3">- <text:span text:style-name="T2">Connor helping Ciaran to help with OCR</text:span></text:p>
      <text:p text:style-name="P3">- <text:span text:style-name="T2">Shashwat to work with Oliver for intergration soon</text:span></text:p>
      <text:p text:style-name="P4">- Due to high completion of program; Now just looking for improvements.</text:p>
      <text:p text:style-name="P4"/>
      <text:p text:style-name="P5">Group Time Sheet:</text:p>
      <text:p text:style-name="P5">- Tick off table detection and OCR accuracy in deliverables as completed</text:p>
      <text:p text:style-name="P4"/>
      <text:p text:style-name="P5">To Do’s moved on block:</text:p>
      <text:p text:style-name="P5"/>
      <text:p text:style-name="P6">Moved: Conor</text:p>
      <text:p text:style-name="P6">Seconded: Oliver</text:p>
      <text:p text:style-name="P6">Unanmois</text:p>
      <text:p text:style-name="P6"/>
      <text:p text:style-name="P6">Next Meetings:</text:p>
      <text:p text:style-name="P6"/>
      <text:p text:style-name="P6">Next Group Meeting next week Tuesday @ 7pm; Meeting tommorow cancelled due to meeting now</text:p>
      <text:p text:style-name="P6">Next Client Meeting next Wednedsay @ usual time.</text:p>
      <text:p text:style-name="P6">Next Mentor meeting suggested as being a celebatory event; Go have lunch with him for example; Need to send email and find avaliablitliy for <text:span text:style-name="T3">it.</text:span></text:p>
      <text:p text:style-name="P6"/>
      <text:p text:style-name="P7">Reports Due:</text:p>
      <text:p text:style-name="P7"/>
      <text:p text:style-name="P7">Ciaran and Connor: OCR and GUI</text:p>
      <text:p text:style-name="P7">Wills: Table Detection and GUI</text:p>
      <text:p text:style-name="P7">Shashwat: Countinued work on GUI lines</text:p>
      <text:p text:style-name="P7">Ciaran: ??</text:p>
      <text:p text:style-name="P7">Connor: Contact Andy (Mentor for meeting)</text:p>
      <text:p text:style-name="P6"/>
      <text:p text:style-name="P6"/>
      <text:p text:style-name="P8">Meeting closed: 9:24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1:04:24.981627514</meta:creation-date>
    <dc:date>2024-09-23T11:24:30.543430376</dc:date>
    <meta:editing-duration>PT20M3S</meta:editing-duration>
    <meta:editing-cycles>10</meta:editing-cycles>
    <meta:generator>LibreOffice/24.2.5.2$Linux_X86_64 LibreOffice_project/420$Build-2</meta:generator>
    <meta:document-statistic meta:table-count="0" meta:image-count="0" meta:object-count="0" meta:page-count="2" meta:paragraph-count="66" meta:word-count="471" meta:character-count="2782" meta:non-whitespace-character-count="2372"/>
  </office:meta>
</office:document-meta>
</file>